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0B9000000E79A9F2FE5.eps" manifest:media-type=""/>
  <manifest:file-entry manifest:full-path="Pictures/20000002000000A00000003A5B23A3EC.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WenQuanYi Zen Hei Mono" svg:font-family="'WenQuanYi Zen Hei Mono'" style:font-family-generic="modern" style:font-pitch="fixed"/>
    <style:font-face style:name="LM Roman 10" svg:font-family="'LM Roman 10'" style:font-adornments="10 Regular" style:font-pitch="variable"/>
    <style:font-face style:name="Times New Roman" svg:font-family="'Times New Roman'" style:font-family-generic="roman" style:font-pitch="variable"/>
    <style:font-face style:name="Arial" svg:font-family="Arial" style:font-family-generic="swiss" style:font-pitch="variable"/>
    <style:font-face style:name="PropCourierSans" svg:font-family="PropCourierSans" style:font-family-generic="swiss" style:font-pitch="variable"/>
    <style:font-face style:name="PropCourierSans1" svg:font-family="PropCourierSans" style:font-adornments="Normal" style:font-family-generic="swiss" style:font-pitch="variable"/>
    <style:font-face style:name="Arial1" svg:font-family="Arial"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able_20_Contents">
      <style:text-properties officeooo:paragraph-rsid="0028c7af"/>
    </style:style>
    <style:style style:name="P2" style:family="paragraph" style:parent-style-name="Table_20_Contents">
      <style:text-properties officeooo:paragraph-rsid="002625e2"/>
    </style:style>
    <style:style style:name="P3" style:family="paragraph" style:parent-style-name="Table_20_Contents">
      <style:text-properties officeooo:rsid="002625e2" officeooo:paragraph-rsid="002625e2"/>
    </style:style>
    <style:style style:name="P4" style:family="paragraph" style:parent-style-name="Preformated">
      <style:text-properties officeooo:rsid="0023771c" officeooo:paragraph-rsid="0028c7af"/>
    </style:style>
    <style:style style:name="P5" style:family="paragraph" style:parent-style-name="Preformated">
      <style:text-properties officeooo:rsid="0023771c" officeooo:paragraph-rsid="002625e2"/>
    </style:style>
    <style:style style:name="P6" style:family="paragraph" style:parent-style-name="Preformated">
      <style:text-properties officeooo:paragraph-rsid="0028c7af"/>
    </style:style>
    <style:style style:name="P7" style:family="paragraph" style:parent-style-name="Preformated">
      <style:text-properties officeooo:rsid="001fd202" officeooo:paragraph-rsid="00323e7c"/>
    </style:style>
    <style:style style:name="P8" style:family="paragraph" style:parent-style-name="Preformated">
      <style:text-properties officeooo:rsid="001fd202" officeooo:paragraph-rsid="002e2b39"/>
    </style:style>
    <style:style style:name="P9" style:family="paragraph" style:parent-style-name="Preformated">
      <style:text-properties style:font-size-complex="10.5pt"/>
    </style:style>
    <style:style style:name="P10" style:family="paragraph" style:parent-style-name="Preformated">
      <style:text-properties officeooo:rsid="001fd202" officeooo:paragraph-rsid="00323e7c" style:font-size-complex="10.5pt"/>
    </style:style>
    <style:style style:name="P11" style:family="paragraph" style:parent-style-name="Preformated">
      <style:text-properties officeooo:rsid="001fd202" officeooo:paragraph-rsid="002e2b39" style:font-size-complex="10.5pt"/>
    </style:style>
    <style:style style:name="P12" style:family="paragraph" style:parent-style-name="Preformated">
      <style:text-properties officeooo:paragraph-rsid="00323e7c" style:font-size-complex="10.5pt"/>
    </style:style>
    <style:style style:name="P13" style:family="paragraph" style:parent-style-name="Preformated">
      <style:text-properties officeooo:paragraph-rsid="00323e7c"/>
    </style:style>
    <style:style style:name="P14" style:family="paragraph" style:parent-style-name="Preformated">
      <style:text-properties officeooo:paragraph-rsid="002625e2"/>
    </style:style>
    <style:style style:name="P15" style:family="paragraph" style:parent-style-name="Preformated">
      <style:text-properties officeooo:rsid="002625e2" officeooo:paragraph-rsid="002625e2"/>
    </style:style>
    <style:style style:name="P16" style:family="paragraph" style:parent-style-name="Preformated">
      <style:text-properties officeooo:rsid="002e2b39" officeooo:paragraph-rsid="002e2b39"/>
    </style:style>
    <style:style style:name="P17" style:family="paragraph" style:parent-style-name="Standard">
      <style:text-properties officeooo:paragraph-rsid="0028c7af"/>
    </style:style>
    <style:style style:name="P18" style:family="paragraph" style:parent-style-name="Standard">
      <style:text-properties officeooo:paragraph-rsid="00323e7c"/>
    </style:style>
    <style:style style:name="P19" style:family="paragraph" style:parent-style-name="Standard">
      <style:text-properties officeooo:rsid="001fd202" officeooo:paragraph-rsid="002625e2"/>
    </style:style>
    <style:style style:name="P20" style:family="paragraph" style:parent-style-name="Standard">
      <style:text-properties officeooo:rsid="001fd202" officeooo:paragraph-rsid="001fd202"/>
    </style:style>
    <style:style style:name="P21" style:family="paragraph" style:parent-style-name="Standard">
      <style:text-properties officeooo:rsid="001fd202" officeooo:paragraph-rsid="002b1456"/>
    </style:style>
    <style:style style:name="P22" style:family="paragraph" style:parent-style-name="Standard">
      <style:text-properties officeooo:paragraph-rsid="002b1456"/>
    </style:style>
    <style:style style:name="P23" style:family="paragraph" style:parent-style-name="Preformated" style:master-page-name="">
      <style:paragraph-properties style:page-number="auto"/>
      <style:text-properties officeooo:rsid="001fd202"/>
    </style:style>
    <style:style style:name="P24" style:family="paragraph" style:parent-style-name="Standard" style:master-page-name="First_20_Page">
      <style:paragraph-properties style:page-number="auto"/>
      <style:text-properties officeooo:rsid="001fd202" officeooo:paragraph-rsid="001fd202"/>
    </style:style>
    <style:style style:name="P25" style:family="paragraph" style:parent-style-name="Preformated">
      <style:text-properties officeooo:rsid="0023771c" officeooo:paragraph-rsid="0028c7af"/>
    </style:style>
    <style:style style:name="P26" style:family="paragraph" style:parent-style-name="Preformated">
      <style:text-properties officeooo:rsid="0023771c" officeooo:paragraph-rsid="002625e2"/>
    </style:style>
    <style:style style:name="P27" style:family="paragraph" style:parent-style-name="Preformated">
      <style:text-properties officeooo:rsid="0023771c" officeooo:paragraph-rsid="0039b196"/>
    </style:style>
    <style:style style:name="P28" style:family="paragraph" style:parent-style-name="Preformated">
      <style:text-properties officeooo:paragraph-rsid="002625e2"/>
    </style:style>
    <style:style style:name="P29" style:family="paragraph" style:parent-style-name="Preformated">
      <style:text-properties officeooo:paragraph-rsid="0039b196"/>
    </style:style>
    <style:style style:name="T1" style:family="text">
      <style:text-properties style:font-size-complex="10.5pt"/>
    </style:style>
    <style:style style:name="T2" style:family="text">
      <style:text-properties officeooo:rsid="001fd202"/>
    </style:style>
    <style:style style:name="fr1" style:family="graphic" style:parent-style-name="Frame">
      <style:graphic-properties style:vertical-pos="from-top" style:vertical-rel="page" style:horizontal-pos="from-left" style:horizontal-rel="page" fo:background-color="transparent" style:background-transparency="100%" fo:padding="0cm" fo:border-left="none" fo:border-right="none" fo:border-top="0.06pt solid #000000" fo:border-bottom="none" style:shadow="none">
        <style:background-im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0.108cm" svg:y="9.901cm" svg:width="0.893cm" draw:z-index="0">
        <draw:text-box fo:min-height="0.702cm">
          <text:p text:style-name="Frame_20_contents"/>
        </draw:text-box>
      </draw:frame>
      <text:p text:style-name="P24">Dear Doctor, </text:p>
      <text:p text:style-name="P19">I am privileged to write in support of my dear friend and student, Dan Peel. Dan studied in my classroom and laboratory program for close to three years, during which time I witnessed his tremendous growth and development. This development came not only in the area of business achievement and leadership, but in maturity and character as well. </text:p>
      <text:p text:style-name="P20">Dan entered Whitman at the young age of 16, a precocious high school graduate. At first, he had difficulty accepting his place as a young, less experienced lab member. But soon, he learned the valuable trait of humility, and enjoyed the opportunity to learn from his older peers and his professors. </text:p>
      <text:p text:style-name="P20">Dan quickly learned to manage his time, work in group situations under strict deadlines, and to recognize the importance of a strong work ethic, persistence, and intellectual integrity. He has long since become the most valuable member of my student-lab team, and a role model for his newer classmates. </text:p>
      <text:p text:style-name="P20">I recommend Dan to your fellowship program with absolute confidence. He has made me proud, as his teacher and friend, and I am sure will continue to do so as he grows in your business program and beyond. I am privileged to write in support of my dear friend and student, Dan Peel. </text:p>
      <text:p text:style-name="P20">Dan studied in my classroom and laboratory program for close to three years, during which time I witnessed his tremendous growth and development. This development came not only in the area of business achievement and leadership, but in maturity and character as well. </text:p>
      <text:p text:style-name="P20"><text:soft-page-break/>Dan entered Whitman at the young age of 16, a precocious high school graduate. At first, he had difficulty accepting his place as a young, less experienced lab member. But soon, he learned the valuable trait of humility, and enjoyed the opportunity to learn from his older peers and his professors. </text:p>
      <text:p text:style-name="P20">Dan quickly learned to manage his time, work in group situations under strict deadlines, and to recognize the importance of a strong work ethic, persistence, and intellectual integrity. He has long since become the most valuable member of my student-lab team, and a role model for his newer classmates. I recommend Dan to your fellowship program with absolute confidence. He has made me proud, as his teacher and friend, and I am sure will continue to do so as he grows in your business program and beyond. </text:p>
      <text:p text:style-name="P21">I am privileged to write in support of my dear friend and student, Dan Peel. Dan studied in my classroom and laboratory program for close to three years, during which time I witnessed his tremendous growth and development. This development came not only in the area of business achievement and leadership, but in maturity and character as well. </text:p>
      <text:p text:style-name="P21">Dan entered Whitman at the young age of 16, a precocious high school graduate. At first, he had difficulty accepting his place as a young, less experienced lab member. But soon, he learned the valuable trait of humility, and enjoyed the opportunity to learn from his older peers and his professors. Dan quickly learned to manage his time, work in group situations under strict deadlines, and to recognize the importance of a strong work ethic, persistence, and intellectual integrity. He has long since become the most valuable member of my student-lab team, and a role model for his newer classmates. I recommend Dan to your fellowship program with absolute confidence. He has made me proud, as his teacher and friend, and I am sure will continue to do so as he grows in your business program and beyond.</text:p>
      <text:p text:style-name="P21">Dan entered Whitman at the young age of 16, a precocious high school graduate. At first, he had difficulty accepting his place as a young, less experienced lab member. But soon, he learned the valuable trait of humility, and enjoyed the opportunity to learn from his older peers and his professors. Dan quickly learned to manage his time, work in group situations under strict deadlines, and to recognize the importance of a strong work ethic, persistence, and intellectual integrity. He has long since become the <text:soft-page-break/>most valuable member of my student-lab team, and a role model for his newer classmates. I recommend Dan to your fellowship program with absolute confidence. He has made me proud, as his teacher and friend, and I am sure will continue to do so as he grows in your business program and beyond.</text:p>
      <text:p text:style-name="P22"><text:span text:style-name="T2">Dan entered Whitman at the young age of 16, a precocious high school graduate. At first, he had difficulty accepting his place as a young, less experienced lab member. But soon, he learned the valuable trait of humility, and enjoyed the opportunity to learn from his older peers and his professors. Dan </text:span><text:span text:style-name="T2">quickly learned to manage his time, work in group situations under strict deadlines, and to recognize the </text:span><text:span text:style-name="T2">importance of a strong work ethic, persistence, and intellectual integrity. He has long since become the most valuable member of my student-lab team, and a role model for his newer classmates. I recommend Dan to your fellowship program with absolute confidence. He has made me proud, as his teacher and friend, and I am sure will continue to do so as he grows in your business program and bey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WenQuanYi Zen Hei Mono" svg:font-family="'WenQuanYi Zen Hei Mono'" style:font-family-generic="modern" style:font-pitch="fixed"/>
    <style:font-face style:name="LM Roman 10" svg:font-family="'LM Roman 10'" style:font-adornments="10 Regular" style:font-pitch="variable"/>
    <style:font-face style:name="Times New Roman" svg:font-family="'Times New Roman'" style:font-family-generic="roman" style:font-pitch="variable"/>
    <style:font-face style:name="Arial" svg:font-family="Arial" style:font-family-generic="swiss" style:font-pitch="variable"/>
    <style:font-face style:name="PropCourierSans" svg:font-family="PropCourierSans" style:font-family-generic="swiss" style:font-pitch="variable"/>
    <style:font-face style:name="PropCourierSans1" svg:font-family="PropCourierSans" style:font-adornments="Normal" style:font-family-generic="swiss" style:font-pitch="variable"/>
    <style:font-face style:name="Arial1" svg:font-family="Arial"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9cm" style:contextual-spacing="false" style:page-number="auto"/>
      <style:text-properties style:font-name="LM Roman 10" fo:font-size="11pt"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Arial1" style:font-size-complex="14pt"/>
    </style:style>
    <style:style style:name="Text_20_body" style:display-name="Text body" style:family="paragraph" style:parent-style-name="Standard" style:class="text">
      <style:paragraph-properties fo:margin-top="0cm" fo:margin-bottom="0cm"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WenQuanYi Zen Hei Mono" style:font-size-asian="10pt" style:font-name-complex="Courier New" style:font-size-complex="10pt"/>
    </style:style>
    <style:style style:name="Preformated" style:family="paragraph" style:parent-style-name="Standard">
      <style:paragraph-properties fo:margin-top="0cm" fo:margin-bottom="0cm" style:contextual-spacing="false" fo:line-height="0.49cm"/>
      <style:text-properties style:font-name="PropCourierSans" fo:font-size="10.5pt" style:font-size-asian="10.5pt" style:font-size-complex="10.5pt"/>
    </style:style>
    <style:style style:name="Header" style:family="paragraph" style:parent-style-name="Standard" style:class="extra">
      <style:paragraph-properties fo:margin="100%" fo:margin-left="3.09cm" fo:margin-right="0cm" fo:margin-top="0cm" fo:margin-bottom="0cm" style:contextual-spacing="false" fo:line-height="0.49cm" fo:text-indent="0cm" style:auto-text-indent="false" text:number-lines="false" text:line-number="0">
        <style:tab-stops>
          <style:tab-stop style:position="9.021cm" style:type="center"/>
          <style:tab-stop style:position="18.041cm" style:type="right"/>
        </style:tab-stops>
      </style:paragraph-properties>
      <style:text-properties style:font-name="PropCourierSans1" fo:font-size="10.5pt" fo:language="en" fo:country="US" style:font-size-asian="10.5pt"/>
    </style:style>
    <style:style style:name="Table_20_Contents" style:display-name="Table Contents" style:family="paragraph" style:parent-style-name="Standard" style:class="extra">
      <style:paragraph-properties fo:margin-top="0cm" fo:margin-bottom="0cm" style:contextual-spacing="false"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paragraph-properties fo:margin-top="0cm" fo:margin-bottom="0cm" style:contextual-spacing="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8.041cm" table:align="margins"/>
    </style:style>
    <style:style style:name="Tableau2.A" style:family="table-column">
      <style:table-column-properties style:column-width="3.006cm" style:rel-column-width="10918*"/>
    </style:style>
    <style:style style:name="Tableau2.B" style:family="table-column">
      <style:table-column-properties style:column-width="3.007cm" style:rel-column-width="10922*"/>
    </style:style>
    <style:style style:name="Tableau2.D" style:family="table-column">
      <style:table-column-properties style:column-width="9.022cm" style:rel-column-width="32773*"/>
    </style:style>
    <style:style style:name="Tableau2.1" style:family="table-row">
      <style:table-row-properties style:row-height="2.96cm"/>
    </style:style>
    <style:style style:name="Tableau2.A1" style:family="table-cell">
      <style:table-cell-properties fo:padding="0cm" fo:border="none"/>
    </style:style>
    <style:style style:name="Tableau4" style:family="table">
      <style:table-properties style:width="18.041cm" table:align="margins"/>
    </style:style>
    <style:style style:name="Tableau4.A" style:family="table-column">
      <style:table-column-properties style:column-width="12.028cm" style:rel-column-width="43690*"/>
    </style:style>
    <style:style style:name="Tableau4.B" style:family="table-column">
      <style:table-column-properties style:column-width="6.013cm" style:rel-column-width="21845*"/>
    </style:style>
    <style:style style:name="Tableau4.A1" style:family="table-cell">
      <style:table-cell-properties fo:padding="0cm" fo:border="none"/>
    </style:style>
    <style:style style:name="Tableau1" style:family="table">
      <style:table-properties style:width="18.041cm" table:align="margins"/>
    </style:style>
    <style:style style:name="Tableau1.A" style:family="table-column">
      <style:table-column-properties style:column-width="3.006cm" style:rel-column-width="10918*"/>
    </style:style>
    <style:style style:name="Tableau1.B" style:family="table-column">
      <style:table-column-properties style:column-width="3.007cm" style:rel-column-width="10922*"/>
    </style:style>
    <style:style style:name="Tableau1.D" style:family="table-column">
      <style:table-column-properties style:column-width="9.022cm" style:rel-column-width="32773*"/>
    </style:style>
    <style:style style:name="Tableau1.1" style:family="table-row">
      <style:table-row-properties style:row-height="2.96cm"/>
    </style:style>
    <style:style style:name="Tableau1.A1" style:family="table-cell">
      <style:table-cell-properties fo:padding="0cm" fo:border="none"/>
    </style:style>
    <style:style style:name="Tableau1.2" style:family="table-row">
      <style:table-row-properties style:row-height="3.949cm"/>
    </style:style>
    <style:style style:name="Tableau1.3" style:family="table-row">
      <style:table-row-properties style:row-height="0.49cm"/>
    </style:style>
    <style:style style:name="Tableau1.4" style:family="table-row">
      <style:table-row-properties style:row-height="0.99cm"/>
    </style:style>
    <style:style style:name="Tableau3" style:family="table" style:master-page-name="First_20_Page">
      <style:table-properties style:width="18.041cm" style:page-number="auto" table:align="margins"/>
    </style:style>
    <style:style style:name="Tableau3.A" style:family="table-column">
      <style:table-column-properties style:column-width="12.028cm" style:rel-column-width="43690*"/>
    </style:style>
    <style:style style:name="Tableau3.B" style:family="table-column">
      <style:table-column-properties style:column-width="6.013cm" style:rel-column-width="21845*"/>
    </style:style>
    <style:style style:name="Tableau3.A1" style:family="table-cell">
      <style:table-cell-properties fo:padding="0cm" fo:border="none"/>
    </style:style>
    <style:style style:name="MP1" style:family="paragraph" style:parent-style-name="Table_20_Contents">
      <style:text-properties officeooo:paragraph-rsid="0028c7af"/>
    </style:style>
    <style:style style:name="MP2" style:family="paragraph" style:parent-style-name="Preformated">
      <style:text-properties officeooo:rsid="0023771c" officeooo:paragraph-rsid="0028c7af"/>
    </style:style>
    <style:style style:name="MP3" style:family="paragraph" style:parent-style-name="Preformated">
      <style:text-properties officeooo:rsid="0023771c" officeooo:paragraph-rsid="0039b196"/>
    </style:style>
    <style:style style:name="MP4" style:family="paragraph" style:parent-style-name="Preformated">
      <style:text-properties officeooo:paragraph-rsid="0039b196"/>
    </style:style>
    <style:style style:name="MP5" style:family="paragraph" style:parent-style-name="Standard">
      <style:text-properties officeooo:paragraph-rsid="0028c7af"/>
    </style:style>
    <style:style style:name="MP6" style:family="paragraph" style:parent-style-name="Preformated" style:master-page-name="">
      <style:paragraph-properties style:page-number="auto"/>
      <style:text-properties officeooo:rsid="001fd202"/>
    </style:style>
    <style:style style:name="MP7" style:family="paragraph" style:parent-style-name="Preformated">
      <style:text-properties officeooo:rsid="001fd202" officeooo:paragraph-rsid="00323e7c"/>
    </style:style>
    <style:style style:name="MP8" style:family="paragraph" style:parent-style-name="Preformated">
      <style:text-properties officeooo:rsid="001fd202" officeooo:paragraph-rsid="00323e7c" style:font-size-complex="10.5pt"/>
    </style:style>
    <style:style style:name="MP9" style:family="paragraph" style:parent-style-name="Preformated">
      <style:text-properties officeooo:paragraph-rsid="00323e7c" style:font-size-complex="10.5pt"/>
    </style:style>
    <style:style style:name="MP10" style:family="paragraph" style:parent-style-name="Preformated">
      <style:text-properties officeooo:paragraph-rsid="00323e7c"/>
    </style:style>
    <style:style style:name="MP11" style:family="paragraph" style:parent-style-name="Standard">
      <style:text-properties officeooo:paragraph-rsid="00323e7c"/>
    </style:style>
    <style:style style:name="MP12" style:family="paragraph" style:parent-style-name="Table_20_Contents">
      <style:text-properties officeooo:paragraph-rsid="002625e2"/>
    </style:style>
    <style:style style:name="MP13" style:family="paragraph" style:parent-style-name="Preformated">
      <style:text-properties officeooo:rsid="0023771c" officeooo:paragraph-rsid="002625e2"/>
    </style:style>
    <style:style style:name="MP14" style:family="paragraph" style:parent-style-name="Preformated">
      <style:text-properties officeooo:paragraph-rsid="002625e2"/>
    </style:style>
    <style:style style:name="MP15" style:family="paragraph" style:parent-style-name="Preformated">
      <style:text-properties officeooo:rsid="002625e2" officeooo:paragraph-rsid="002625e2"/>
    </style:style>
    <style:style style:name="MP16" style:family="paragraph" style:parent-style-name="Table_20_Contents">
      <style:text-properties officeooo:rsid="002625e2" officeooo:paragraph-rsid="002625e2"/>
    </style:style>
    <style:style style:name="MP17" style:family="paragraph" style:parent-style-name="Standard">
      <style:text-properties officeooo:rsid="001fd202" officeooo:paragraph-rsid="002625e2"/>
    </style:style>
    <style:style style:name="MP18" style:family="paragraph" style:parent-style-name="Preformated">
      <style:text-properties officeooo:rsid="001fd202" officeooo:paragraph-rsid="002e2b39"/>
    </style:style>
    <style:style style:name="MP19" style:family="paragraph" style:parent-style-name="Preformated">
      <style:text-properties officeooo:rsid="001fd202" officeooo:paragraph-rsid="002e2b39" style:font-size-complex="10.5pt"/>
    </style:style>
    <style:style style:name="MP20" style:family="paragraph" style:parent-style-name="Preformated">
      <style:text-properties style:font-size-complex="10.5pt"/>
    </style:style>
    <style:style style:name="MP21" style:family="paragraph" style:parent-style-name="Preformated">
      <style:text-properties officeooo:rsid="002e2b39" officeooo:paragraph-rsid="002e2b39"/>
    </style:style>
    <style:style style:name="MT1" style:family="text">
      <style:text-properties style:font-size-complex="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1.48cm" fo:margin-top="1.48cm" fo:margin-bottom="1.48cm" fo:margin-left="1.48cm" fo:margin-right="1.48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3.501cm" fo:margin-left="0cm" fo:margin-right="0cm" fo:margin-top="3.401cm" style:dynamic-spacing="false"/>
      </style:footer-style>
    </style:page-layout>
    <style:page-layout style:name="Mpm2">
      <style:page-layout-properties fo:page-width="21.001cm" fo:page-height="29.7cm" style:num-format="1" style:print-orientation="portrait" fo:margin="1.48cm" fo:margin-top="1.48cm" fo:margin-bottom="1.48cm" fo:margin-left="1.48cm" fo:margin-right="1.48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4.401cm" fo:margin-left="0cm" fo:margin-right="0cm" fo:margin-top="3.401cm" style:shadow="none" fo:background-color="transparent" style:dynamic-spacing="false">
          <style:background-image/>
        </style:header-footer-properties>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number-columns-repeated="2"/>
          <table:table-column table:style-name="Tableau2.D"/>
          <table:table-row table:style-name="Tableau2.1">
            <table:table-cell table:style-name="Tableau2.A1" office:value-type="string">
              <text:p text:style-name="MP1"><draw:frame draw:style-name="Mfr1" draw:name="images1" text:anchor-type="paragraph" svg:x="-0.801cm" svg:y="-0.771cm" svg:width="3.004cm" svg:height="3.75cm" draw:z-index="5"><draw:image xlink:href="Pictures/20000002000000B9000000E79A9F2FE5.eps" xlink:type="simple" xlink:show="embed" xlink:actuate="onLoad"/></draw:frame></text:p>
            </table:table-cell>
            <table:table-cell table:style-name="Tableau2.A1" office:value-type="string">
              <text:p text:style-name="MP2"/>
            </table:table-cell>
            <table:table-cell table:style-name="Tableau2.A1" office:value-type="string">
              <text:p text:style-name="MP2"/>
            </table:table-cell>
            <table:table-cell table:style-name="Tableau2.A1" office:value-type="string">
              <text:p text:style-name="MP3">From: Antoon Bosselaers</text:p>
              <text:p text:style-name="MP3">Research Applied Cryptography </text:p>
              <text:p text:style-name="MP4">antoon.bosselaers@esat.kuleuven.ac.be </text:p>
              <text:p text:style-name="MP3">Tel +32 16 32 18 07 — Fax +32 16 32 19 69 </text:p>
            </table:table-cell>
          </table:table-row>
        </table:table>
        <text:p text:style-name="MP5"/>
      </style:header>
      <style:footer>
        <text:p text:style-name="MP6"/>
        <table:table table:name="Tableau4" table:style-name="Tableau4">
          <table:table-column table:style-name="Tableau4.A"/>
          <table:table-column table:style-name="Tableau4.B"/>
          <table:table-row>
            <table:table-cell table:style-name="Tableau4.A1" office:value-type="string">
              <text:p text:style-name="MP7"><draw:frame draw:style-name="Mfr2" draw:name="images5" text:anchor-type="paragraph" svg:x="0cm" svg:y="-0.905cm" svg:width="2cm" svg:height="0.72cm" draw:z-index="3"><draw:image xlink:href="Pictures/20000002000000A00000003A5B23A3EC.eps" xlink:type="simple" xlink:show="embed" xlink:actuate="onLoad"/></draw:frame>ESAT/COSIC — Research Applied Cryptography</text:p>
              <text:p text:style-name="MP7">Kasteelpark Arenberg 10, bus 2446, B3001 Heverlee, Belgium</text:p>
              <text:p text:style-name="MP8">+32 (0) 16 32 18 07 — http://cosic.esat.kuleuven.be/</text:p>
            </table:table-cell>
            <table:table-cell table:style-name="Tableau4.A1" office:value-type="string">
              <text:p text:style-name="MP9"/>
              <text:p text:style-name="MP9"/>
              <text:p text:style-name="MP10"><text:span text:style-name="MT1"><text:page-number text:select-page="current">3</text:page-number></text:span><text:span text:style-name="MT1">/</text:span><text:span text:style-name="MT1"><text:page-count>3</text:page-count></text:span></text:p>
            </table:table-cell>
          </table:table-row>
        </table:table>
        <text:p text:style-name="MP11"/>
      </style:footer>
    </style:master-page>
    <style:master-page style:name="First_20_Page" style:display-name="First Page" style:page-layout-name="Mpm2" style:next-style-name="Standard">
      <style:header>
        <table:table table:name="Tableau1" table:style-name="Tableau1">
          <table:table-column table:style-name="Tableau1.A"/>
          <table:table-column table:style-name="Tableau1.B" table:number-columns-repeated="2"/>
          <table:table-column table:style-name="Tableau1.D"/>
          <table:table-row table:style-name="Tableau1.1">
            <table:table-cell table:style-name="Tableau1.A1" office:value-type="string">
              <text:p text:style-name="MP12"><draw:frame draw:style-name="Mfr1" draw:name="images4" text:anchor-type="paragraph" svg:x="-0.801cm" svg:y="-0.771cm" svg:width="3.004cm" svg:height="3.75cm" draw:z-index="4"><draw:image xlink:href="Pictures/20000002000000B9000000E79A9F2FE5.eps" xlink:type="simple" xlink:show="embed" xlink:actuate="onLoad"/></draw:frame></text:p>
            </table:table-cell>
            <table:table-cell table:style-name="Tableau1.A1" office:value-type="string">
              <text:p text:style-name="MP13"/>
            </table:table-cell>
            <table:table-cell table:style-name="Tableau1.A1" office:value-type="string">
              <text:p text:style-name="MP13"/>
            </table:table-cell>
            <table:table-cell table:style-name="Tableau1.A1" office:value-type="string">
              <text:p text:style-name="MP13">From: Antoon Bosselaers</text:p>
              <text:p text:style-name="MP13">Research Applied Cryptography </text:p>
              <text:p text:style-name="MP14">antoon.bosselaers@esat.kuleuven.ac.be </text:p>
              <text:p text:style-name="MP13">Tel +32 16 32 18 07 — Fax +32 16 32 19 69 </text:p>
            </table:table-cell>
          </table:table-row>
          <table:table-row table:style-name="Tableau1.2">
            <table:table-cell table:style-name="Tableau1.A1" office:value-type="string">
              <text:p text:style-name="MP12"/>
            </table:table-cell>
            <table:table-cell table:style-name="Tableau1.A1" office:value-type="string">
              <text:p text:style-name="MP12"/>
            </table:table-cell>
            <table:table-cell table:style-name="Tableau1.A1" office:value-type="string">
              <text:p text:style-name="MP12"/>
            </table:table-cell>
            <table:table-cell table:style-name="Tableau1.A1" office:value-type="string">
              <text:p text:style-name="MP15">To: Dr Helen Smith </text:p>
              <text:p text:style-name="MP15">Cryptography and Information Security Group, <text:line-break/>77 Massachusetts Ave,</text:p>
              <text:p text:style-name="MP15">Cambridge, MA, United States</text:p>
            </table:table-cell>
          </table:table-row>
          <table:table-row table:style-name="Tableau1.3">
            <table:table-cell table:style-name="Tableau1.A1" table:number-columns-spanned="3" office:value-type="string">
              <text:p text:style-name="MP15">Object:</text:p>
            </table:table-cell>
            <table:covered-table-cell/>
            <table:covered-table-cell/>
            <table:table-cell table:style-name="Tableau1.A1" office:value-type="string">
              <text:p text:style-name="MP12"/>
            </table:table-cell>
          </table:table-row>
          <table:table-row table:style-name="Tableau1.4">
            <table:table-cell table:style-name="Tableau1.A1" table:number-columns-spanned="3" office:value-type="string">
              <text:p text:style-name="MP16">Recommendation letter for Dan Peel</text:p>
            </table:table-cell>
            <table:covered-table-cell/>
            <table:covered-table-cell/>
            <table:table-cell table:style-name="Tableau1.A1" office:value-type="string">
              <text:p text:style-name="MP16">Leuven, March 17, 2012</text:p>
            </table:table-cell>
          </table:table-row>
        </table:table>
        <text:p text:style-name="MP17"/>
      </style:header>
      <style:footer>
        <table:table table:name="Tableau3" table:style-name="Tableau3">
          <table:table-column table:style-name="Tableau3.A"/>
          <table:table-column table:style-name="Tableau3.B"/>
          <table:table-row>
            <table:table-cell table:style-name="Tableau3.A1" office:value-type="string">
              <text:p text:style-name="MP18"><draw:frame draw:style-name="Mfr2" draw:name="images2" text:anchor-type="paragraph" svg:x="0cm" svg:y="-0.905cm" svg:width="2cm" svg:height="0.72cm" draw:z-index="1"><draw:image xlink:href="Pictures/20000002000000A00000003A5B23A3EC.eps" xlink:type="simple" xlink:show="embed" xlink:actuate="onLoad"/></draw:frame>ESAT/COSIC — Research Applied Cryptography</text:p>
              <text:p text:style-name="MP18">Kasteelpark Arenberg 10, bus 2446, B3001 Heverlee, Belgium</text:p>
              <text:p text:style-name="MP19">+32 (0) 16 32 18 07 — http://cosic.esat.kuleuven.be/</text:p>
            </table:table-cell>
            <table:table-cell table:style-name="Tableau3.A1" office:value-type="string">
              <text:p text:style-name="MP20"/>
              <text:p text:style-name="MP20"/>
              <text:p text:style-name="Preformated"><text:span text:style-name="MT1"><text:page-number text:select-page="current">1</text:page-number></text:span><text:span text:style-name="MT1">/</text:span><text:span text:style-name="MT1"><text:page-count>3</text:page-count></text:span></text:p>
            </table:table-cell>
          </table:table-row>
        </table:table>
        <text:p text:style-name="MP2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22:37:08</meta:creation-date>
    <dc:date>2013-02-23T20:24:29</dc:date>
    <meta:editing-duration>P1DT15H54M1S</meta:editing-duration>
    <meta:editing-cycles>16</meta:editing-cycles>
    <meta:generator>LibreOffice/3.6$Linux_x86 LibreOffice_project/360m1$Build-2</meta:generator>
    <meta:print-date>2013-01-18T15:37:07</meta:print-date>
    <meta:document-statistic meta:table-count="4" meta:image-count="4" meta:object-count="0" meta:page-count="3" meta:paragraph-count="34" meta:word-count="976" meta:character-count="5828" meta:non-whitespace-character-count="4869"/>
  </office:meta>
</office:document-meta>
</file>